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2">Color font in DecoFont</text:p>
          </table:table-cell>
          <table:table-cell table:style-name="Table1.B2" office:value-type="string">
            <text:p text:style-name="P2">TGrayscaleAlphaImage -&gt; TRGBAlphaImage</text:p>
          </table:table-cell>
        </table:table-row>
        <table:table-row>
          <table:table-cell table:style-name="Table1.A2" office:value-type="string">
            <text:p text:style-name="P11">HTML текст? Как делать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roid Log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Загрузка фактов и списка картинок с диска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Таблица соответствия фактов и картинок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right-click переключение стиля управления.</text:p>
          </table:table-cell>
          <table:table-cell table:style-name="Table1.B2" office:value-type="string">
            <text:p text:style-name="P12">доработать</text:p>
          </table:table-cell>
        </table:table-row>
        <table:table-row>
          <table:table-cell table:style-name="Table1.A2" office:value-type="string">
            <text:p text:style-name="P5">No grab for gmTravel interface<text:span text:style-name="T1">, only for items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different opacity for content</text:p>
            <text:p text:style-name="P7">usually 0.8 for frame</text:p>
            <text:p text:style-name="P7">and 1.0 for content</text:p>
          </table:table-cell>
          <table:table-cell table:style-name="Table1.B2" office:value-type="string">
            <text:p text:style-name="P6">content.opacity:=Opacity; 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0:53:30.380249779</dc:date>
    <meta:editing-duration>PT13M58S</meta:editing-duration>
    <meta:editing-cycles>8</meta:editing-cycles>
    <meta:generator>LibreOffice/4.3.3.2$Linux_X86_64 LibreOffice_project/430m0$Build-2</meta:generator>
    <meta:document-statistic meta:table-count="1" meta:image-count="0" meta:object-count="0" meta:page-count="1" meta:paragraph-count="19" meta:word-count="71" meta:character-count="696" meta:non-whitespace-character-count="643"/>
  </office:meta>
</office:document-meta>
</file>